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980000023FC6825321CAD53DF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text-properties officeooo:paragraph-rsid="0018fb56"/>
    </style:style>
    <style:style style:name="P2" style:family="paragraph" style:parent-style-name="Standard">
      <style:paragraph-properties fo:text-align="center" style:justify-single-word="false"/>
      <style:text-properties fo:font-size="32pt" fo:language="es" fo:country="ES" fo:font-weight="bold" officeooo:rsid="0018fb56" officeooo:paragraph-rsid="0018fb56" style:font-size-asian="32pt" style:font-weight-asian="bold" style:font-size-complex="32pt" style:font-weight-complex="bold"/>
    </style:style>
    <style:style style:name="P3" style:family="paragraph" style:parent-style-name="Standard">
      <style:text-properties fo:language="es" fo:country="ES" officeooo:paragraph-rsid="0018fb56"/>
    </style:style>
    <style:style style:name="P4" style:family="paragraph" style:parent-style-name="Standard">
      <style:text-properties fo:language="es" fo:country="ES" style:text-underline-style="solid" style:text-underline-width="auto" style:text-underline-color="font-color" officeooo:paragraph-rsid="0018fb56"/>
    </style:style>
    <style:style style:name="P5" style:family="paragraph" style:parent-style-name="Standard">
      <style:paragraph-properties fo:text-align="center" style:justify-single-word="false"/>
      <style:text-properties fo:font-size="18pt" fo:language="es" fo:country="ES" officeooo:rsid="0003e722" officeooo:paragraph-rsid="0018fb56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language="es" fo:country="ES" officeooo:rsid="00060cf7" officeooo:paragraph-rsid="0018fb56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fo:language="es" fo:country="ES" officeooo:rsid="0008163b" officeooo:paragraph-rsid="0018fb56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fo:language="es" fo:country="ES" officeooo:rsid="0018fb56" officeooo:paragraph-rsid="0018fb56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24pt" fo:language="es" fo:country="ES" fo:font-weight="bold" officeooo:rsid="0003e722" officeooo:paragraph-rsid="0018fb56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language="es" fo:country="ES" fo:font-weight="bold" officeooo:rsid="0018fb56" officeooo:paragraph-rsid="0018fb56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18fb56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18fb56" style:font-size-asian="24pt" style:font-weight-asian="bold" style:font-size-complex="2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8pt" fo:language="es" fo:country="ES" officeooo:rsid="0018fb56" officeooo:paragraph-rsid="0018fb56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fo:font-size="18pt" fo:language="es" fo:country="ES" officeooo:rsid="0003e722" officeooo:paragraph-rsid="0018fb56" style:font-size-asian="18pt" style:font-size-complex="18pt"/>
    </style:style>
    <style:style style:name="P15" style:family="paragraph" style:parent-style-name="Table_20_Contents">
      <style:text-properties fo:language="es" fo:country="ES" officeooo:paragraph-rsid="0018fb56"/>
    </style:style>
    <style:style style:name="T1" style:family="text">
      <style:text-properties officeooo:rsid="0018fb5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0373195488">
          <table:table-cell table:style-name="ofimática.A1" table:number-columns-spanned="3" office:value-type="string">
            <text:p text:style-name="P2">EXCELL</text:p>
          </table:table-cell>
          <table:covered-table-cell/>
          <table:covered-table-cell/>
        </table:table-row>
        <table:table-row table:style-name="TableLine2790373202560">
          <table:table-cell table:style-name="ofimática.A2" office:value-type="string">
            <text:p text:style-name="P11">CATEGORÍA</text:p>
          </table:table-cell>
          <table:table-cell table:style-name="ofimática.B2" office:value-type="string">
            <text:p text:style-name="P12">HORAS</text:p>
          </table:table-cell>
          <table:table-cell table:style-name="ofimática.C2" office:value-type="string">
            <text:p text:style-name="P12">IMAGEN</text:p>
          </table:table-cell>
        </table:table-row>
        <table:table-row table:style-name="TableLine2790373168832">
          <table:table-cell table:style-name="ofimática.A3" office:value-type="string">
            <text:p text:style-name="P13">OFIMÁTICA</text:p>
          </table:table-cell>
          <table:table-cell table:style-name="ofimática.B3" office:value-type="float" office:value="80">
            <text:p text:style-name="P14"><text:span text:style-name="T1">8</text:span>0</text:p>
          </table:table-cell>
          <table:table-cell table:style-name="ofimática.C2" office:value-type="string">
            <text:p text:style-name="P15"><draw:frame draw:style-name="fr1" draw:name="Imagen3" text:anchor-type="char" svg:y="0.43cm" svg:width="4.57cm" svg:height="2.85cm" draw:z-index="0"><draw:image xlink:href="Pictures/10000000000003980000023FC6825321CAD53DF6.png" xlink:type="simple" xlink:show="embed" xlink:actuate="onLoad" draw:mime-type="image/png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Heading" style:display-name="Table Heading" style:family="paragraph" style:parent-style-name="Standard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20:48.965000000</meta:creation-date>
    <dc:date>2023-02-26T00:25:16.873000000</dc:date>
    <meta:editing-duration>PT4M28S</meta:editing-duration>
    <meta:editing-cycles>1</meta:editing-cycles>
    <meta:document-statistic meta:table-count="1" meta:image-count="1" meta:object-count="0" meta:page-count="1" meta:paragraph-count="6" meta:word-count="6" meta:character-count="37" meta:non-whitespace-character-count="37"/>
    <meta:generator>LibreOffice/7.1.4.2$Windows_X86_64 LibreOffice_project/a529a4fab45b75fefc5b6226684193eb000654f6</meta:generator>
  </office:meta>
</office:document-meta>
</file>